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8.988cm" table:align="left"/>
    </style:style>
    <style:style style:name="Tabella3.A" style:family="table-column">
      <style:table-column-properties style:column-width="7.502cm"/>
    </style:style>
    <style:style style:name="Tabella3.B" style:family="table-column">
      <style:table-column-properties style:column-width="2.708cm"/>
    </style:style>
    <style:style style:name="Tabella3.C" style:family="table-column">
      <style:table-column-properties style:column-width="0.183cm"/>
    </style:style>
    <style:style style:name="Tabella3.D" style:family="table-column">
      <style:table-column-properties style:column-width="7.687cm"/>
    </style:style>
    <style:style style:name="Tabella3.E" style:family="table-column">
      <style:table-column-properties style:column-width="0.908cm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6" style:family="table-row">
      <style:table-row-properties style:row-height="0.243cm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1" style:family="table">
      <style:table-properties style:width="18.988cm" table:align="left"/>
    </style:style>
    <style:style style:name="Tabella1.A" style:family="table-column">
      <style:table-column-properties style:column-width="3.485cm"/>
    </style:style>
    <style:style style:name="Tabella1.B" style:family="table-column">
      <style:table-column-properties style:column-width="8.405cm"/>
    </style:style>
    <style:style style:name="Tabella1.C" style:family="table-column">
      <style:table-column-properties style:column-width="4.21cm"/>
    </style:style>
    <style:style style:name="Tabella1.D" style:family="table-column">
      <style:table-column-properties style:column-width="1.304cm"/>
    </style:style>
    <style:style style:name="Tabella1.E" style:family="table-column">
      <style:table-column-properties style:column-width="1.584cm"/>
    </style:style>
    <style:style style:name="Tabella1.1" style:family="table-row">
      <style:table-row-properties style:min-row-height="0.8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1.499cm"/>
    </style:style>
    <style:style style:name="Tabella1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3" style:family="table-cell">
      <style:table-cell-properties fo:padding="0.097cm" fo:border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0.093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156a75f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Arial" fo:font-size="6pt" fo:font-style="normal" style:text-underline-style="none" fo:font-weight="normal" officeooo:paragraph-rsid="0189ad1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a51cc8" officeooo:paragraph-rsid="01a51cc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Text_20_body">
      <style:text-properties style:font-name="Ubuntu Light" fo:font-size="6pt" style:font-size-asian="5.25pt" style:font-size-complex="6pt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10pt" fo:font-style="normal" style:text-underline-style="none" fo:font-weight="bold" officeooo:paragraph-rsid="003a5fe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5a883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10pt" fo:font-style="normal" style:text-underline-style="none" fo:font-weight="normal" officeooo:paragraph-rsid="00444b0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5a883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abc53b" officeooo:paragraph-rsid="01abc53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96ccc3" officeooo:paragraph-rsid="0196ccc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96ccc3" officeooo:paragraph-rsid="0196ccc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764f5" officeooo:paragraph-rsid="0147203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088dd6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bold" officeooo:rsid="00038142" officeooo:paragraph-rsid="000381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a51cc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able_20_Contents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none" fo:font-weight="bold" officeooo:rsid="00108f30" officeooo:paragraph-rsid="01a647a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color="#000000" style:text-underline-style="none"/>
    </style:style>
    <style:style style:name="T7" style:family="text">
      <style:text-properties fo:color="#000000" officeooo:rsid="01a647a5"/>
    </style:style>
    <style:style style:name="T8" style:family="text">
      <style:text-properties fo:font-size="7pt" officeooo:rsid="019d5dfe" style:font-size-asian="7pt" style:font-size-complex="7pt"/>
    </style:style>
    <style:style style:name="T9" style:family="text">
      <style:text-properties fo:font-size="5pt" officeooo:rsid="019d5dfe" style:font-size-asian="5pt" style:font-size-complex="5pt"/>
    </style:style>
    <style:style style:name="T10" style:family="text">
      <style:text-properties fo:font-size="6pt" officeooo:rsid="019d5dfe" style:font-size-asian="6pt" style:font-size-complex="6pt"/>
    </style:style>
    <style:style style:name="T11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31">COMMESSA:</text:p>
          </table:table-cell>
          <table:table-cell table:style-name="Tabella3.B1" office:value-type="string">
            <text:p text:style-name="P32">DOCUMENTO:</text:p>
          </table:table-cell>
          <table:table-cell table:style-name="Tabella3.C1" table:number-rows-spanned="3" office:value-type="string">
            <text:p text:style-name="P21"/>
          </table:table-cell>
          <table:table-cell table:style-name="Tabella3.C1" table:number-rows-spanned="3" table:number-columns-spanned="2" office:value-type="string">
            <text:p text:style-name="P33">SPETT.LE</text:p>
            <text:p text:style-name="P13"><text:placeholder text:placeholder-type="text">&lt;o.partner_id.name&gt;</text:placeholder></text:p>
            <text:p text:style-name="P1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0"><text:placeholder text:placeholder-type="text">&lt;o.account_id.name or '/'&gt;</text:placeholder></text:p>
          </table:table-cell>
          <table:table-cell table:style-name="Tabella3.B2" office:value-type="string">
            <text:p text:style-name="P19">PICKING LIS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6" table:number-rows-spanned="4" office:value-type="string">
            <text:p text:style-name="P40"><text:span text:style-name="T8">DATA:</text:span><text:span text:style-name="T9"><text:line-break/></text:span><text:placeholder text:placeholder-type="text">&lt;formatLang(o.date, date=True) if o.date else ""&gt;</text:placeholder></text:p>
          </table:table-cell>
          <table:table-cell table:style-name="Tabella3.B3" table:number-rows-spanned="4" office:value-type="string">
            <text:p text:style-name="P32">NUMERO:</text:p>
            <text:p text:style-name="P38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1" office:value-type="string">
            <text:p text:style-name="P23"/>
          </table:table-cell>
          <table:table-cell table:style-name="Tabella3.C1" table:number-rows-spanned="2" table:number-columns-spanned="2" office:value-type="string">
            <text:p text:style-name="P22"><text:span text:style-name="T6"><text:placeholder text:placeholder-type="text">&lt;o.partner_id.zip&gt;</text:placeholder></text:span><text:span text:style-name="T6"> </text:span><text:span text:style-name="T6"><text:placeholder text:placeholder-type="text">&lt;o.partner_id.city&gt;</text:placeholder></text:span><text:span text:style-name="T6"><text:line-break/></text:span><text:span text:style-name="T6"><text:placeholder text:placeholder-type="text">&lt;o.partner_id.country_id.name&gt;</text:placeholder></text:span><text:span text:style-name="T6"> </text:span><text:span text:style-name="T6"><text:placeholder text:placeholder-type="text">&lt;o.partner_id.state_id.code&gt;</text:placeholder></text:span></text:p>
            <text:p text:style-name="P41"><text:span text:style-name="T7">Telefono: </text:span><text:span text:style-name="T6"><text:placeholder text:placeholder-type="text">&lt;o.partner_id.phone&gt;</text:placeholder></text:span></text:p>
          </table:table-cell>
          <table:covered-table-cell/>
        </table:table-row>
        <table:table-row table:style-name="Tabella3.5">
          <table:covered-table-cell/>
          <table:covered-table-cell/>
          <table:table-cell table:style-name="Tabella3.C1" office:value-type="string">
            <text:p text:style-name="P18"/>
          </table:table-cell>
          <table:covered-table-cell/>
          <table:covered-table-cell/>
        </table:table-row>
        <table:table-row table:style-name="Tabella3.6">
          <table:covered-table-cell/>
          <table:covered-table-cell/>
          <table:table-cell table:style-name="Tabella3.C1" office:value-type="string">
            <text:p text:style-name="P15"/>
          </table:table-cell>
          <table:table-cell table:style-name="Tabella3.C1" office:value-type="string">
            <text:p text:style-name="P16"/>
          </table:table-cell>
          <table:table-cell table:style-name="Tabella3.C1" office:value-type="string">
            <text:p text:style-name="P17"/>
          </table:table-cell>
        </table:table-row>
      </table:table>
      <text:p text:style-name="P2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35">CODICE</text:p>
            </table:table-cell>
            <table:table-cell table:style-name="Tabella1.A1" table:number-columns-spanned="2" office:value-type="string">
              <text:p text:style-name="P36">DESCRIZIONE</text:p>
            </table:table-cell>
            <table:covered-table-cell/>
            <table:table-cell table:style-name="Tabella1.A1" office:value-type="string">
              <text:p text:style-name="P39">U.M.</text:p>
            </table:table-cell>
            <table:table-cell table:style-name="Tabella1.E1" office:value-type="string">
              <text:p text:style-name="P34">QTA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20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26"><text:placeholder text:placeholder-type="text">&lt;l.product_id.default_code if l.product_id else ''&gt;</text:placeholder></text:p>
          </table:table-cell>
          <table:table-cell table:style-name="Tabella1.B3" office:value-type="string">
            <text:p text:style-name="P27"><text:placeholder text:placeholder-type="text">&lt;l.name or l.product_id.name or ''&gt;</text:placeholder></text:p>
          </table:table-cell>
          <table:table-cell table:style-name="Tabella1.C3" office:value-type="string">
            <text:p text:style-name="P27"><draw:frame draw:style-name="fr2" draw:name="image: barcode(l.product_id.ean13, 'ean13')" text:anchor-type="as-char" svg:width="4.016cm" style:rel-width="100%" svg:height="2.556cm" style:rel-height="90%" draw:z-index="1"><draw:text-box><text:p text:style-name="P9"/></draw:text-box></draw:frame></text:p>
          </table:table-cell>
          <table:table-cell table:style-name="Tabella1.D3" office:value-type="string">
            <text:p text:style-name="P28"><text:s/><text:placeholder text:placeholder-type="text">&lt;l.product_uom.name&gt;</text:placeholder></text:p>
          </table:table-cell>
          <table:table-cell table:style-name="Tabella1.E3" office:value-type="string">
            <text:p text:style-name="P37"><text:s/><text:placeholder text:placeholder-type="text">&lt;formatLang(l.product_uom_qty, digits=0)&gt;</text:placeholder></text:p>
          </table:table-cell>
        </table:table-row>
        <table:table-row table:style-name="Tabella1.4">
          <table:table-cell table:style-name="Tabella1.A4" table:number-columns-spanned="5" office:value-type="string">
            <text:p text:style-name="P2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style:use-window-font-color="true" style:font-name="Arial" fo:font-size="6pt" fo:font-style="normal" style:text-underline-style="none" fo:font-weight="normal" officeooo:paragraph-rsid="0189ad1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>
        <style:header-footer-properties svg:height="3.56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><text:s text:c="5"/></text:p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0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/>
              <text:p text:style-name="MP8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9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9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10-16T11:44:23.717069160</dc:date>
    <meta:editing-duration>P7DT2H31M29S</meta:editing-duration>
    <meta:editing-cycles>949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29" meta:word-count="94" meta:character-count="923" meta:non-whitespace-character-count="850"/>
    <meta:user-defined meta:name="Info 1"/>
    <meta:user-defined meta:name="Info 2"/>
    <meta:user-defined meta:name="Info 3"/>
    <meta:user-defined meta:name="Info 4"/>
  </office:meta>
</office:document-meta>
</file>